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t, forma, formovat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yr, povest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sit, zmrsitit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i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udit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cujuci, dostatocny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crevo, vypitvat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cenie, zaobchadzanie, spracu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udry, zdravy, rozumny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y, nedospel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5">10/15/2010</text:date>, <text:time>16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0-15T16:39:16</dc:date>
    <dc:creator>Jozef Zigmund</dc:creator>
    <meta:editing-duration>PT02H18M32S</meta:editing-duration>
    <meta:editing-cycles>5</meta:editing-cycles>
    <meta:generator>OpenOffice.org/3.2$Unix OpenOffice.org_project/320m12$Build-9483</meta:generator>
    <meta:document-statistic meta:table-count="3" meta:cell-count="32" meta:object-count="0"/>
  </office:meta>
</office:document-meta>
</file>